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paragraph-rsid="001d1e19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paragraph-rsid="001d1e19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d1e19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12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9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15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16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17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18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19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20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21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7" style:family="paragraph" style:parent-style-name="Text_20_body" style:list-style-name="L22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23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24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25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26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7" style:family="paragraph" style:parent-style-name="Text_20_body" style:list-style-name="L27">
      <style:paragraph-properties fo:margin-left="0cm" fo:margin-right="0cm" fo:text-indent="0cm" style:auto-text-indent="false" fo:padding="0cm" fo:border="none"/>
    </style:style>
    <style:style style:name="P58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9" style:family="paragraph" style:parent-style-name="Text_20_body" style:list-style-name="L28">
      <style:paragraph-properties fo:margin-left="0cm" fo:margin-right="0cm" fo:text-indent="0cm" style:auto-text-indent="false" fo:padding="0cm" fo:border="none"/>
    </style:style>
    <style:style style:name="P60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1" style:family="paragraph" style:parent-style-name="Text_20_body" style:list-style-name="L29">
      <style:paragraph-properties fo:margin-left="0cm" fo:margin-right="0cm" fo:text-indent="0cm" style:auto-text-indent="false" fo:padding="0cm" fo:border="none"/>
    </style:style>
    <style:style style:name="P6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63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T1" style:family="text">
      <style:text-properties loext:padding="0cm" loext:border="none"/>
    </style:style>
    <style:style style:name="T2" style:family="text">
      <style:text-properties officeooo:rsid="001d1e19"/>
    </style:style>
    <style:style style:name="T3" style:family="text">
      <style:text-properties officeooo:rsid="001d1e19" loext:padding="0cm" loext:border="none"/>
    </style:style>
    <style:style style:name="T4" style:family="text">
      <style:text-properties style:font-name="Times New Roman"/>
    </style:style>
    <style:style style:name="T5" style:family="text">
      <style:text-properties style:font-name="Times New Roman" loext:padding="0cm" loext:border="none"/>
    </style:style>
    <style:style style:name="T6" style:family="text">
      <style:text-properties style:font-name="Times New Roman" officeooo:rsid="001d1e19" loext:padding="0cm" loext:border="none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font-size-asian="14pt" style:font-size-complex="14pt" loext:padding="0cm" loext:border="none"/>
    </style:style>
    <style:style style:name="T9" style:family="text">
      <style:text-properties style:font-name="Times New Roman" fo:font-size="14pt" officeooo:rsid="001d1e19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6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1.984cm"/>
      </text:list-level-style-bullet>
      <text:list-level-style-bullet text:level="4" text:style-name="Bullet_20_Symbols" loext:num-list-format="%4%." style:num-suffix="." text:bullet-char="•">
        <style:list-level-properties text:space-before="2.646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1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16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1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26">
        <style:list-level-properties text:space-before="0.661cm"/>
      </text:list-level-style-number>
      <text:list-level-style-bullet text:level="2" text:style-name="Bullet_20_Symbols" loext:num-list-format="%2%." style:num-suffix="." text:bullet-char="•">
        <style:list-level-properties text:space-before="1.323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О</text:span>тветы на вопросы по исследованию программного кода:</text:h>
      <text:p text:style-name="P2"><text:span text:style-name="Strong_20_Emphasis"><text:span text:style-name="T8">Цели исследования программного кода:</text:span></text:span></text:p>
      <text:list text:style-name="L1">
        <text:list-item>
          <text:p text:style-name="P4"><text:span text:style-name="Strong_20_Emphasis"><text:span text:style-name="T8">Каковы основные цели анализа программного кода?</text:span></text:span></text:p>
          <text:list>
            <text:list-item>
              <text:p text:style-name="P3"><text:span text:style-name="Strong_20_Emphasis"><text:span text:style-name="T8">Улучшение качества программного обеспечения:</text:span></text:span><text:span text:style-name="T7"> Это включает в себя выявление и исправление ошибок (багов), уязвимостей безопасности, проблем с производительностью, а также соблюдение стандартов кодирования и лучших практик.</text:span></text:p>
            </text:list-item>
            <text:list-item>
              <text:p text:style-name="P3"><text:span text:style-name="Strong_20_Emphasis"><text:span text:style-name="T8">Обеспечение надежности и стабильности системы:</text:span></text:span><text:span text:style-name="T7"> Исследование кода помогает убедиться, что программное обеспечение будет работать предсказуемо и без сбоев в различных условиях и при различных нагрузках.</text:span></text:p>
            </text:list-item>
            <text:list-item>
              <text:p text:style-name="P3"><text:span text:style-name="Strong_20_Emphasis"><text:span text:style-name="T8">Оптимизация производительности:</text:span></text:span><text:span text:style-name="T7"> Анализ позволяет выявить узкие места в коде, которые замедляют работу программы или потребляют избыточные ресурсы (память, процессорное время).</text:span></text:p>
            </text:list-item>
            <text:list-item>
              <text:p text:style-name="P4"><text:span text:style-name="Strong_20_Emphasis"><text:span text:style-name="T8">Упрощение поддержки и развития:</text:span></text:span><text:span text:style-name="T7"> Хорошо исследованный и понятный код легче поддерживать, модифицировать и расширять новыми функциями. Это снижает затраты на сопровождение и разработку.</text:span></text:p>
            </text:list-item>
          </text:list>
        </text:list-item>
      </text:list>
      <text:p text:style-name="P2"><text:span text:style-name="Strong_20_Emphasis"><text:span text:style-name="T9">2.</text:span></text:span><text:span text:style-name="Strong_20_Emphasis"><text:span text:style-name="T8">Почему исследование программного кода является важным этапом его разработки?</text:span></text:span></text:p>
      <text:list text:style-name="L2">
        <text:list-item>
          <text:p text:style-name="P5"><text:span text:style-name="Strong_20_Emphasis"><text:span text:style-name="T8">Предотвращение ошибок на ранних этапах:</text:span></text:span><text:span text:style-name="T7"> Выявление ошибок на ранних стадиях разработки значительно дешевле и проще, чем исправление их в уже развернутом продукте.</text:span></text:p>
        </text:list-item>
        <text:list-item>
          <text:p text:style-name="P5"><text:span text:style-name="Strong_20_Emphasis"><text:span text:style-name="T8">Снижение рисков:</text:span></text:span><text:span text:style-name="T7"> Раннее выявление уязвимостей в безопасности помогает предотвратить потенциальные кибератаки и утечки данных.</text:span></text:p>
        </text:list-item>
        <text:list-item>
          <text:p text:style-name="P6"><text:span text:style-name="Strong_20_Emphasis"><text:span text:style-name="T8">Улучшение архитектуры и дизайна:</text:span></text:span><text:span text:style-name="T7"> Исследование кода может выявить проблемы в архитектуре и дизайне, которые могут привести к трудностям в будущем.</text:span></text:p>
        </text:list-item>
      </text:list>
      <text:list text:style-name="L3">
        <text:list-header>
          <text:p text:style-name="P8"><text:span text:style-name="Strong_20_Emphasis"><text:span text:style-name="T9">3.</text:span></text:span><text:span text:style-name="Strong_20_Emphasis"><text:span text:style-name="T8">Какие результаты могут быть достигнуты благодаря исследованию программного кода?</text:span></text:span></text:p>
          <text:list>
            <text:list-item>
              <text:p text:style-name="P7"><text:span text:style-name="Strong_20_Emphasis"><text:span text:style-name="T8">Выявление и исправление ошибок и уязвимостей.</text:span></text:span></text:p>
            </text:list-item>
            <text:list-item>
              <text:p text:style-name="P7"><text:span text:style-name="Strong_20_Emphasis"><text:span text:style-name="T8">Улучшение производительности и оптимизация ресурсов.</text:span></text:span></text:p>
            </text:list-item>
            <text:list-item>
              <text:p text:style-name="P7"><text:span text:style-name="Strong_20_Emphasis"><text:span text:style-name="T8">Повышение надежности и стабильности системы.</text:span></text:span></text:p>
            </text:list-item>
            <text:list-item>
              <text:p text:style-name="P7"><text:span text:style-name="Strong_20_Emphasis"><text:span text:style-name="T8">Упрощение поддержки и развития кода.</text:span></text:span></text:p>
            </text:list-item>
            <text:list-item>
              <text:p text:style-name="P7"><text:span text:style-name="Strong_20_Emphasis"><text:span text:style-name="T8">Соответствие стандартам и требованиям.</text:span></text:span></text:p>
            </text:list-item>
            <text:list-item>
              <text:p text:style-name="P7"><text:span text:style-name="Strong_20_Emphasis"><text:span text:style-name="T8">Улучшение понимания кода членами команды.</text:span></text:span></text:p>
            </text:list-item>
            <text:list-item>
              <text:p text:style-name="P7"><text:span text:style-name="Strong_20_Emphasis"><text:span text:style-name="T8">Снижение затрат на разработку и сопровождение.</text:span></text:span></text:p>
            </text:list-item>
            <text:list-item>
              <text:p text:style-name="P7"><text:soft-page-break/><text:span text:style-name="Strong_20_Emphasis"><text:span text:style-name="T8">Повышение безопасности программного обеспечения.</text:span></text:span></text:p>
            </text:list-item>
            <text:list-item>
              <text:p text:style-name="P7"><text:span text:style-name="Strong_20_Emphasis"><text:span text:style-name="T8">Создание более качественного продукта в целом.</text:span></text:span></text:p>
            </text:list-item>
          </text:list>
          <text:p text:style-name="P8"><text:span text:style-name="Strong_20_Emphasis"><text:span text:style-name="T9">4.</text:span></text:span><text:span text:style-name="Strong_20_Emphasis"><text:span text:style-name="T8">Как исследование кода помогает улучшить качество программного обеспечения?</text:span></text:span></text:p>
          <text:list text:continue-numbering="true">
            <text:list-item>
              <text:p text:style-name="P7"><text:span text:style-name="Strong_20_Emphasis"><text:span text:style-name="T8">Обнаружение и устранение дефектов:</text:span></text:span><text:span text:style-name="T7"> Выявляет ошибки, уязвимости и другие проблемы, которые могут привести к сбоям или нежелательному поведению программы.</text:span></text:p>
            </text:list-item>
            <text:list-item>
              <text:p text:style-name="P7"><text:span text:style-name="Strong_20_Emphasis"><text:span text:style-name="T8">Обеспечение соответствия стандартам:</text:span></text:span><text:span text:style-name="T7"> Помогает убедиться, что код соответствует принятым стандартам кодирования, безопасности и качества.</text:span></text:p>
            </text:list-item>
            <text:list-item>
              <text:p text:style-name="P7"><text:span text:style-name="Strong_20_Emphasis"><text:span text:style-name="T8">Улучшение читаемости и поддерживаемости:</text:span></text:span><text:span text:style-name="T7"> Рефакторинг кода, выявленный в процессе анализа, делает его более понятным, структурированным и легким для внесения изменений.</text:span></text:p>
            </text:list-item>
            <text:list-item>
              <text:p text:style-name="P8"><text:span text:style-name="Strong_20_Emphasis"><text:span text:style-name="T8">Оптимизация производительности:</text:span></text:span><text:span text:style-name="T7"> Выявление узких мест и неэффективных алгоритмов позволяет улучшить скорость работы программы и снизить потребление ресурсов.</text:span></text:p>
            </text:list-item>
          </text:list>
        </text:list-header>
      </text:list>
      <text:p text:style-name="P2"><text:span text:style-name="Strong_20_Emphasis"><text:span text:style-name="T9">5.</text:span></text:span><text:span text:style-name="Strong_20_Emphasis"><text:span text:style-name="T8">Какие долгосрочные цели могут быть связаны с анализом программного кода?</text:span></text:span></text:p>
      <text:list text:style-name="L4">
        <text:list-item>
          <text:p text:style-name="P9"><text:span text:style-name="Strong_20_Emphasis"><text:span text:style-name="T8">Создание устойчивого к изменениям и надежного продукта:</text:span></text:span><text:span text:style-name="T7"> Код, который хорошо исследован и поддерживается в актуальном состоянии, легче адаптировать к новым требованиям и технологиям.</text:span></text:p>
        </text:list-item>
        <text:list-item>
          <text:p text:style-name="P9"><text:span text:style-name="Strong_20_Emphasis"><text:span text:style-name="T8">Снижение технического долга:</text:span></text:span><text:span text:style-name="T7"> Постоянный анализ и рефакторинг кода позволяют контролировать и уменьшать накопленный технический долг, что снижает риски и затраты в будущем.</text:span></text:p>
        </text:list-item>
        <text:list-item>
          <text:p text:style-name="P10"><text:span text:style-name="Strong_20_Emphasis"><text:span text:style-name="T8">Улучшение процесса разработки:</text:span></text:span><text:span text:style-name="T7"> Анализ кода позволяет выявить узкие места в процессе разработки и внедрить улучшения, которые повышают эффективность и качество работы команды.</text:span></text:p>
        </text:list-item>
      </text:list>
      <text:p text:style-name="P2"><text:span text:style-name="Strong_20_Emphasis"><text:span text:style-name="T8">Задачи исследования программного кода:</text:span></text:span></text:p>
      <text:list text:style-name="L5">
        <text:list-header>
          <text:p text:style-name="P12"><text:span text:style-name="Strong_20_Emphasis"><text:span text:style-name="T9">6.</text:span></text:span><text:span text:style-name="Strong_20_Emphasis"><text:span text:style-name="T8">Какие задачи решает статический анализ программного кода?</text:span></text:span></text:p>
          <text:list>
            <text:list-item>
              <text:p text:style-name="P11"><text:span text:style-name="Strong_20_Emphasis"><text:span text:style-name="T8">Выявление синтаксических ошибок:</text:span></text:span><text:span text:style-name="T7"> Обнаружение ошибок в структуре кода, таких как опечатки, неправильное использование операторов и т.д.</text:span></text:p>
            </text:list-item>
            <text:list-item>
              <text:p text:style-name="P11"><text:span text:style-name="Strong_20_Emphasis"><text:span text:style-name="T8">Обнаружение потенциальных ошибок времени выполнения:</text:span></text:span><text:span text:style-name="T7"> Выявление проблем, которые могут привести к сбоям или нежелательному поведению программы во время выполнения, таких как деление на ноль, выход за границы массива, использование неинициализированных переменных и т.д.</text:span></text:p>
            </text:list-item>
            <text:list-item>
              <text:p text:style-name="P12"><text:soft-page-break/><text:span text:style-name="Strong_20_Emphasis"><text:span text:style-name="T8">Анализ стиля кодирования:</text:span></text:span><text:span text:style-name="T7"> Проверка соответствия кода установленным стандартам кодирования, таким как отступы, имена переменных, комментарии и т.д.</text:span></text:p>
            </text:list-item>
          </text:list>
        </text:list-header>
      </text:list>
      <text:p text:style-name="P2"><text:span text:style-name="Strong_20_Emphasis"><text:span text:style-name="T9">7.</text:span></text:span><text:span text:style-name="Strong_20_Emphasis"><text:span text:style-name="T8">Каковы задачи динамического анализа программного обеспечения?</text:span></text:span></text:p>
      <text:list text:style-name="L6">
        <text:list-item>
          <text:p text:style-name="P13"><text:span text:style-name="Strong_20_Emphasis"><text:span text:style-name="T8">Проверка функциональности:</text:span></text:span><text:span text:style-name="T7"> Убедиться, что программа работает в соответствии с требованиями и спецификациями.</text:span></text:p>
        </text:list-item>
        <text:list-item>
          <text:p text:style-name="P13"><text:span text:style-name="Strong_20_Emphasis"><text:span text:style-name="T8">Обнаружение ошибок времени выполнения:</text:span></text:span><text:span text:style-name="T7"> Выявление ошибок, которые возникают во время выполнения программы, таких как деление на ноль, выход за границы массива, ошибки памяти и т.д.</text:span></text:p>
        </text:list-item>
        <text:list-item>
          <text:p text:style-name="P14"><text:span text:style-name="Strong_20_Emphasis"><text:span text:style-name="T8">Оценка производительности:</text:span></text:span><text:span text:style-name="T7"> Измерение времени выполнения различных участков кода, потребления ресурсов (память, процессорное время) и выявление узких мест.</text:span></text:p>
          <text:p text:style-name="P14"><text:span text:style-name="Strong_20_Emphasis"><text:span text:style-name="T9">8.</text:span></text:span><text:span text:style-name="Strong_20_Emphasis"><text:span text:style-name="T8">Чем отличаются задачи рефакторинга кода от задач его тестирования?</text:span></text:span></text:p>
        </text:list-item>
      </text:list>
      <text:list text:style-name="L7">
        <text:list-item>
          <text:list>
            <text:list-item>
              <text:p text:style-name="P15"><text:span text:style-name="Strong_20_Emphasis"><text:span text:style-name="T8">Рефакторинг:</text:span></text:span></text:p>
              <text:list>
                <text:list-item>
                  <text:p text:style-name="P15"><text:span text:style-name="Strong_20_Emphasis"><text:span text:style-name="T8">Цель:</text:span></text:span><text:span text:style-name="T7"> Улучшение внутренней структуры кода без изменения его внешнего поведения.</text:span></text:p>
                </text:list-item>
                <text:list-item>
                  <text:p text:style-name="P15"><text:span text:style-name="Strong_20_Emphasis"><text:span text:style-name="T8">Задачи:</text:span></text:span></text:p>
                  <text:list>
                    <text:list-item>
                      <text:p text:style-name="P62">Упрощение кода.</text:p>
                    </text:list-item>
                    <text:list-item>
                      <text:p text:style-name="P62">Улучшение читаемости и поддерживаемости.</text:p>
                    </text:list-item>
                    <text:list-item>
                      <text:p text:style-name="P62">Удаление дубликатов кода.</text:p>
                    </text:list-item>
                    <text:list-item>
                      <text:p text:style-name="P62">Улучшение архитектуры.</text:p>
                    </text:list-item>
                    <text:list-item>
                      <text:p text:style-name="P62">Снижение сложности.</text:p>
                    </text:list-item>
                  </text:list>
                </text:list-item>
                <text:list-item>
                  <text:p text:style-name="P15"><text:span text:style-name="Strong_20_Emphasis"><text:span text:style-name="T8">Результат:</text:span></text:span><text:span text:style-name="T7"> Код становится более понятным, гибким и легким для внесения изменений.</text:span></text:p>
                </text:list-item>
              </text:list>
            </text:list-item>
            <text:list-item>
              <text:p text:style-name="P15"><text:span text:style-name="Strong_20_Emphasis"><text:span text:style-name="T8">Тестирование:</text:span></text:span></text:p>
              <text:list>
                <text:list-item>
                  <text:p text:style-name="P15"><text:span text:style-name="Strong_20_Emphasis"><text:span text:style-name="T8">Цель:</text:span></text:span><text:span text:style-name="T7"> Проверка правильности работы кода и соответствия его требованиям.</text:span></text:p>
                </text:list-item>
                <text:list-item>
                  <text:p text:style-name="P15"><text:span text:style-name="Strong_20_Emphasis"><text:span text:style-name="T8">Задачи:</text:span></text:span></text:p>
                  <text:list>
                    <text:list-item>
                      <text:p text:style-name="P62">Обнаружение ошибок и дефектов.</text:p>
                    </text:list-item>
                    <text:list-item>
                      <text:p text:style-name="P62">Проверка функциональности.</text:p>
                    </text:list-item>
                    <text:list-item>
                      <text:p text:style-name="P62">Оценка производительности.</text:p>
                    </text:list-item>
                    <text:list-item>
                      <text:p text:style-name="P62">Проверка безопасности.</text:p>
                    </text:list-item>
                  </text:list>
                </text:list-item>
                <text:list-item>
                  <text:p text:style-name="P16"><text:span text:style-name="Strong_20_Emphasis"><text:span text:style-name="T8">Результат:</text:span></text:span><text:span text:style-name="T7"> Обнаружение и исправление ошибок, гарантия соответствия требованиям, повышение надежности и стабильности системы.</text:span></text:p>
                </text:list-item>
              </text:list>
            </text:list-item>
          </text:list>
        </text:list-item>
      </text:list>
      <text:p text:style-name="P2"><text:span text:style-name="Strong_20_Emphasis"><text:span text:style-name="T9">9.</text:span></text:span><text:span text:style-name="Strong_20_Emphasis"><text:span text:style-name="T8">Какие аспекты документирования кода следует учитывать при исследовании?</text:span></text:span></text:p>
      <text:list text:style-name="L8">
        <text:list-item>
          <text:p text:style-name="P17"><text:soft-page-break/><text:span text:style-name="Strong_20_Emphasis"><text:span text:style-name="T8">Наличие и полнота документации:</text:span></text:span><text:span text:style-name="T7"> Проверка наличия документации для всего кода или его основных частей. Оценка полноты и точности информации, представленной в документации.</text:span></text:p>
        </text:list-item>
        <text:list-item>
          <text:p text:style-name="P17"><text:span text:style-name="Strong_20_Emphasis"><text:span text:style-name="T8">Актуальность документации:</text:span></text:span><text:span text:style-name="T7"> Убедиться, что документация соответствует текущему состоянию кода и отражает все изменения, внесенные в него.</text:span></text:p>
        </text:list-item>
        <text:list-item>
          <text:p text:style-name="P17"><text:span text:style-name="Strong_20_Emphasis"><text:span text:style-name="T8">Понятность документации:</text:span></text:span><text:span text:style-name="T7"> Оценка понятности и доступности документации для разработчиков и других заинтересованных сторон.</text:span></text:p>
        </text:list-item>
        <text:list-item>
          <text:p text:style-name="P18"><text:span text:style-name="Strong_20_Emphasis"><text:span text:style-name="T8">Соответствие стандартам:</text:span></text:span><text:span text:style-name="T7"> Проверка соответствия документации установленным стандартам и требованиям.</text:span></text:p>
        </text:list-item>
      </text:list>
      <text:p text:style-name="P2"><text:span text:style-name="Strong_20_Emphasis"><text:span text:style-name="T9">10.</text:span></text:span><text:span text:style-name="Strong_20_Emphasis"><text:span text:style-name="T8">Как провести анализ производительности кода в рамках его исследования?</text:span></text:span></text:p>
      <text:list text:style-name="L9">
        <text:list-item>
          <text:p text:style-name="P19"><text:span text:style-name="Strong_20_Emphasis"><text:span text:style-name="T8">Профилирование:</text:span></text:span><text:span text:style-name="T7"> Использование инструментов профилирования для выявления наиболее часто вызываемых функций и участков кода, которые потребляют больше всего времени и ресурсов.</text:span></text:p>
        </text:list-item>
        <text:list-item>
          <text:p text:style-name="P19"><text:span text:style-name="Strong_20_Emphasis"><text:span text:style-name="T8">Измерение времени выполнения:</text:span></text:span><text:span text:style-name="T7"> Измерение времени выполнения различных участков кода с помощью таймеров или специальных инструментов.</text:span></text:p>
        </text:list-item>
        <text:list-item>
          <text:p text:style-name="P19"><text:span text:style-name="Strong_20_Emphasis"><text:span text:style-name="T8">Анализ использования памяти:</text:span></text:span><text:span text:style-name="T7"> Отслеживание использования памяти программой для выявления утечек памяти и других проблем.</text:span></text:p>
        </text:list-item>
        <text:list-item>
          <text:p text:style-name="P20"><text:span text:style-name="Strong_20_Emphasis"><text:span text:style-name="T8">Оптимизация алгоритмов и структур данных:</text:span></text:span><text:span text:style-name="T7"> Анализ алгоритмов и структур данных, используемых в коде, и их замена на более эффективные аналоги.</text:span></text:p>
        </text:list-item>
      </text:list>
      <text:p text:style-name="P23"><text:span text:style-name="Strong_20_Emphasis"><text:span text:style-name="T8">Методы исследования программного кода:</text:span></text:span></text:p>
      <text:p text:style-name="P23"><text:span text:style-name="Strong_20_Emphasis"><text:span text:style-name="T9">11.</text:span></text:span><text:span text:style-name="Strong_20_Emphasis"><text:span text:style-name="T8">Какие методы существуют для статического анализа программного кода?</text:span></text:span></text:p>
      <text:list text:style-name="L10">
        <text:list-item>
          <text:list>
            <text:list-item>
              <text:p text:style-name="P21"><text:span text:style-name="Strong_20_Emphasis"><text:span text:style-name="T8">Ручной просмотр кода (Code Review):</text:span></text:span><text:span text:style-name="T7"> Просмотр кода разработчиками с целью выявления ошибок, уязвимостей и проблем со стилем кодирования.</text:span></text:p>
            </text:list-item>
            <text:list-item>
              <text:p text:style-name="P21"><text:span text:style-name="Strong_20_Emphasis"><text:span text:style-name="T8">Линтеры:</text:span></text:span><text:span text:style-name="T7"> Инструменты, которые автоматически проверяют код на соответствие стандартам кодирования и выявляют потенциальные ошибки.</text:span></text:p>
            </text:list-item>
            <text:list-item>
              <text:p text:style-name="P22"><text:span text:style-name="Strong_20_Emphasis"><text:span text:style-name="T8">Анализаторы кода (Static Analyzers):</text:span></text:span><text:span text:style-name="T7"> Более сложные инструменты, которые проводят глубокий анализ кода для выявления уязвимостей безопасности, ошибок времени выполнения и других проблем.</text:span></text:p>
            </text:list-item>
            <text:list-item>
              <text:p text:style-name="P22"><text:span text:style-name="Strong_20_Emphasis"><text:span text:style-name="T9">12.</text:span></text:span><text:span text:style-name="Strong_20_Emphasis"><text:span text:style-name="T8">Какова роль тестирования в исследовании программного обеспечения?</text:span></text:span></text:p>
            </text:list-item>
          </text:list>
        </text:list-item>
      </text:list>
      <text:list text:style-name="L11">
        <text:list-item>
          <text:p text:style-name="P24"><text:soft-page-break/><text:span text:style-name="Strong_20_Emphasis"><text:span text:style-name="T8">Обнаружение ошибок:</text:span></text:span><text:span text:style-name="T7"> Тестирование является основным способом обнаружения ошибок и дефектов в программном обеспечении.</text:span></text:p>
        </text:list-item>
        <text:list-item>
          <text:p text:style-name="P24"><text:span text:style-name="Strong_20_Emphasis"><text:span text:style-name="T8">Проверка соответствия требованиям:</text:span></text:span><text:span text:style-name="T7"> Тестирование позволяет убедиться, что программное обеспечение соответствует требованиям заказчика и спецификациям.</text:span></text:p>
        </text:list-item>
        <text:list-item>
          <text:p text:style-name="P24"><text:span text:style-name="Strong_20_Emphasis"><text:span text:style-name="T8">Оценка производительности:</text:span></text:span><text:span text:style-name="T7"> Тестирование позволяет измерить производительность программного обеспечения и выявить узкие места.</text:span></text:p>
        </text:list-item>
        <text:list-item>
          <text:p text:style-name="P25"><text:span text:style-name="Strong_20_Emphasis"><text:span text:style-name="T8">Проверка безопасности:</text:span></text:span><text:span text:style-name="T7"> Тестирование позволяет проверить программное обеспечение на наличие уязвимостей безопасности.</text:span></text:p>
        </text:list-item>
      </text:list>
      <text:p text:style-name="P2"><text:span text:style-name="Strong_20_Emphasis"><text:span text:style-name="T9">13.</text:span></text:span><text:span text:style-name="Strong_20_Emphasis"><text:span text:style-name="T8">Какие инструменты используют для выполнения динамического анализа программного кода?</text:span></text:span></text:p>
      <text:list text:style-name="L12">
        <text:list-item>
          <text:p text:style-name="P26"><text:span text:style-name="Strong_20_Emphasis"><text:span text:style-name="T8">Отладчики (Debuggers):</text:span></text:span><text:span text:style-name="T7"> Позволяют пошагово выполнять код, просматривать значения переменных и состояний программы, устанавливать точки останова и т.д.</text:span></text:p>
        </text:list-item>
        <text:list-item>
          <text:p text:style-name="P26"><text:span text:style-name="Strong_20_Emphasis"><text:span text:style-name="T8">Профилировщики (Profilers):</text:span></text:span><text:span text:style-name="T7"> Измеряют время выполнения различных участков кода, потребление ресурсов (память, процессорное время) и выявляют узкие места.</text:span></text:p>
        </text:list-item>
        <text:list-item>
          <text:p text:style-name="P27"><text:span text:style-name="Strong_20_Emphasis"><text:span text:style-name="T8">Инструменты мониторинга памяти (Memory Leak Detectors):</text:span></text:span><text:span text:style-name="T7"> Обнаруживают утечки памяти и другие проблемы с управлением памятью.</text:span></text:p>
        </text:list-item>
      </text:list>
      <text:p text:style-name="P2"><text:span text:style-name="Strong_20_Emphasis"><text:span text:style-name="T9">14.</text:span></text:span><text:span text:style-name="Strong_20_Emphasis"><text:span text:style-name="T8">Как метод код-ревью может быть применен в исследовании программного кода?</text:span></text:span></text:p>
      <text:list text:style-name="L13">
        <text:list-item>
          <text:p text:style-name="P28"><text:span text:style-name="Strong_20_Emphasis"><text:span text:style-name="T8">Выявление ошибок:</text:span></text:span><text:span text:style-name="T7"> Код-ревью позволяет выявлять ошибки, которые не были обнаружены другими методами, такими как автоматизированный анализ или тестирование.</text:span></text:p>
        </text:list-item>
        <text:list-item>
          <text:p text:style-name="P28"><text:span text:style-name="Strong_20_Emphasis"><text:span text:style-name="T8">Улучшение стиля кодирования:</text:span></text:span><text:span text:style-name="T7"> Код-ревью помогает убедиться, что код соответствует установленным стандартам кодирования и лучшим практикам.</text:span></text:p>
        </text:list-item>
        <text:list-item>
          <text:p text:style-name="P29"><text:span text:style-name="Strong_20_Emphasis"><text:span text:style-name="T8">Передача знаний:</text:span></text:span><text:span text:style-name="T7"> Код-ревью позволяет членам команды обмениваться знаниями и опытом.</text:span></text:p>
        </text:list-item>
      </text:list>
      <text:p text:style-name="P2"><text:span text:style-name="Strong_20_Emphasis"><text:span text:style-name="T9">15.</text:span></text:span><text:span text:style-name="Strong_20_Emphasis"><text:span text:style-name="T8">Что такое автоматизированные инструменты анализа кода и какие их преимущества?</text:span></text:span></text:p>
      <text:list text:style-name="L14">
        <text:list-item>
          <text:p text:style-name="P30"><text:span text:style-name="Strong_20_Emphasis"><text:span text:style-name="T8">Определение:</text:span></text:span><text:span text:style-name="T7"> Автоматизированные инструменты анализа кода - это программы, которые автоматически проверяют код на соответствие стандартам, выявляют ошибки, уязвимости безопасности и другие проблемы.</text:span></text:p>
        </text:list-item>
        <text:list-item>
          <text:p text:style-name="P30"><text:span text:style-name="Strong_20_Emphasis"><text:span text:style-name="T8">Преимущества:</text:span></text:span></text:p>
          <text:list>
            <text:list-item>
              <text:p text:style-name="P30"><text:span text:style-name="Strong_20_Emphasis"><text:span text:style-name="T8">Автоматизация:</text:span></text:span><text:span text:style-name="T7"> Инструменты автоматизируют процесс анализа кода, что позволяет сэкономить время и ресурсы.</text:span></text:p>
            </text:list-item>
            <text:list-item>
              <text:p text:style-name="P30"><text:soft-page-break/><text:span text:style-name="Strong_20_Emphasis"><text:span text:style-name="T8">Точность:</text:span></text:span><text:span text:style-name="T7"> Инструменты могут выявлять ошибки, которые трудно обнаружить вручную.</text:span></text:p>
            </text:list-item>
            <text:list-item>
              <text:p text:style-name="P31"><text:span text:style-name="Strong_20_Emphasis"><text:span text:style-name="T8">Объективность:</text:span></text:span><text:span text:style-name="T7"> Инструменты не подвержены влиянию человеческого фактора и всегда применяют одни и те же правила анализа.</text:span></text:p>
            </text:list-item>
          </text:list>
        </text:list-item>
      </text:list>
      <text:p text:style-name="P2"><text:span text:style-name="Strong_20_Emphasis"><text:span text:style-name="T8">Проблемы и вызовы:</text:span></text:span></text:p>
      <text:list text:style-name="L15">
        <text:list-header>
          <text:p text:style-name="P33"><text:span text:style-name="Strong_20_Emphasis"><text:span text:style-name="T9">16.</text:span></text:span><text:span text:style-name="Strong_20_Emphasis"><text:span text:style-name="T8">Какие проблемы могут возникнуть при исследовании программного кода?</text:span></text:span></text:p>
          <text:list>
            <text:list-item>
              <text:p text:style-name="P32"><text:span text:style-name="Strong_20_Emphasis"><text:span text:style-name="T8">Сложность кода:</text:span></text:span><text:span text:style-name="T7"> Код может быть сложным, запутанным и трудно понимаемым.</text:span></text:p>
            </text:list-item>
            <text:list-item>
              <text:p text:style-name="P32"><text:span text:style-name="Strong_20_Emphasis"><text:span text:style-name="T8">Недостаток документации:</text:span></text:span><text:span text:style-name="T7"> Отсутствие или неполная документация затрудняет понимание кода.</text:span></text:p>
            </text:list-item>
            <text:list-item>
              <text:p text:style-name="P32"><text:span text:style-name="Strong_20_Emphasis"><text:span text:style-name="T8">Технический долг:</text:span></text:span><text:span text:style-name="T7"> Накопленный технический долг затрудняет внесение изменений и улучшение кода.</text:span></text:p>
            </text:list-item>
            <text:list-item>
              <text:p text:style-name="P33"><text:span text:style-name="Strong_20_Emphasis"><text:span text:style-name="T8">Ограничения времени:</text:span></text:span><text:span text:style-name="T7"> Недостаток времени может привести к поверхностному анализу и пропуску важных проблем.</text:span></text:p>
            </text:list-item>
          </text:list>
        </text:list-header>
      </text:list>
      <text:p text:style-name="P2"><text:span text:style-name="Strong_20_Emphasis"><text:span text:style-name="T9">17.</text:span></text:span><text:span text:style-name="Strong_20_Emphasis"><text:span text:style-name="T8">Как справляться с техническим долгом в процессе анализа кода?</text:span></text:span></text:p>
      <text:list text:style-name="L16">
        <text:list-item>
          <text:p text:style-name="P34"><text:span text:style-name="Strong_20_Emphasis"><text:span text:style-name="T8">Выявление технического долга:</text:span></text:span><text:span text:style-name="T7"> Использование инструментов анализа кода и код-ревью для выявления участков кода, которые нуждаются в рефакторинге.</text:span></text:p>
        </text:list-item>
        <text:list-item>
          <text:p text:style-name="P34"><text:span text:style-name="Strong_20_Emphasis"><text:span text:style-name="T8">Приоритизация задач:</text:span></text:span><text:span text:style-name="T7"> Определение приоритетности задач по рефакторингу на основе их влияния на качество кода, производительность и безопасность.</text:span></text:p>
        </text:list-item>
        <text:list-item>
          <text:p text:style-name="P34"><text:span text:style-name="Strong_20_Emphasis"><text:span text:style-name="T8">Планирование рефакторинга:</text:span></text:span><text:span text:style-name="T7"> Включение задач по рефакторингу в план разработки и выделение времени на их выполнение.</text:span></text:p>
        </text:list-item>
        <text:list-item>
          <text:p text:style-name="P35"><text:span text:style-name="Strong_20_Emphasis"><text:span text:style-name="T8">Небольшие итерации:</text:span></text:span><text:span text:style-name="T7"> Выполнение рефакторинга небольшими итерациями с обязательным тестированием после каждой итерации.</text:span></text:p>
        </text:list-item>
      </text:list>
      <text:p text:style-name="P2"><text:span text:style-name="Strong_20_Emphasis"><text:span text:style-name="T9">18.</text:span></text:span><text:span text:style-name="Strong_20_Emphasis"><text:span text:style-name="T8">Какие трудности могут возникнуть при интерпретации результатов анализа?</text:span></text:span></text:p>
      <text:list text:style-name="L17">
        <text:list-item>
          <text:p text:style-name="P36"><text:span text:style-name="Strong_20_Emphasis"><text:span text:style-name="T8">Ложные срабатывания:</text:span></text:span><text:span text:style-name="T7"> Инструменты анализа кода могут выдавать ложные срабатывания, которые требуют дополнительной проверки.</text:span></text:p>
        </text:list-item>
        <text:list-item>
          <text:p text:style-name="P36"><text:span text:style-name="Strong_20_Emphasis"><text:span text:style-name="T8">Неполная информация:</text:span></text:span><text:span text:style-name="T7"> Результаты анализа могут быть неполными и требовать дополнительного контекста для правильной интерпретации.</text:span></text:p>
        </text:list-item>
        <text:list-item>
          <text:p text:style-name="P37"><text:span text:style-name="Strong_20_Emphasis"><text:span text:style-name="T8">Сложность кода:</text:span></text:span><text:span text:style-name="T7"> Сложный код может затруднять понимание результатов анализа и определение причин проблем.</text:span></text:p>
        </text:list-item>
      </text:list>
      <text:p text:style-name="P2"><text:span text:style-name="Strong_20_Emphasis"><text:span text:style-name="T9">19.</text:span></text:span><text:span text:style-name="Strong_20_Emphasis"><text:span text:style-name="T8">Как обеспечить безопасность при проведении исследований программного кода?</text:span></text:span></text:p>
      <text:list text:style-name="L18">
        <text:list-item>
          <text:p text:style-name="P38"><text:soft-page-break/><text:span text:style-name="Strong_20_Emphasis"><text:span text:style-name="T8">Использование безопасных инструментов:</text:span></text:span><text:span text:style-name="T7"> Использование инструментов анализа кода, которые не содержат уязвимостей безопасности.</text:span></text:p>
        </text:list-item>
        <text:list-item>
          <text:p text:style-name="P38"><text:span text:style-name="Strong_20_Emphasis"><text:span text:style-name="T8">Ограничение доступа:</text:span></text:span><text:span text:style-name="T7"> Ограничение доступа к коду и результатам анализа только для авторизованных пользователей.</text:span></text:p>
        </text:list-item>
        <text:list-item>
          <text:p text:style-name="P39"><text:span text:style-name="Strong_20_Emphasis"><text:span text:style-name="T8">Анонимизация данных:</text:span></text:span><text:span text:style-name="T7"> Анонимизация данных, используемых для тестирования и анализа кода, чтобы избежать утечки конфиденциальной информации.</text:span></text:p>
        </text:list-item>
      </text:list>
      <text:p text:style-name="P2"><text:span text:style-name="Strong_20_Emphasis"><text:span text:style-name="T9">20.</text:span></text:span><text:span text:style-name="Strong_20_Emphasis"><text:span text:style-name="T8">В чем заключается важность использования учёта метрик кода?</text:span></text:span></text:p>
      <text:list text:style-name="L19">
        <text:list-item>
          <text:p text:style-name="P40"><text:span text:style-name="Strong_20_Emphasis"><text:span text:style-name="T8">Объективная оценка качества:</text:span></text:span><text:span text:style-name="T7"> Метрики кода позволяют объективно оценить качество кода на основе измеримых параметров.</text:span></text:p>
        </text:list-item>
        <text:list-item>
          <text:p text:style-name="P40"><text:span text:style-name="Strong_20_Emphasis"><text:span text:style-name="T8">Выявление проблемных мест:</text:span></text:span><text:span text:style-name="T7"> Метрики кода помогают выявить сложные, трудно поддерживаемые и потенциально проблемные участки кода.</text:span></text:p>
        </text:list-item>
        <text:list-item>
          <text:p text:style-name="P41"><text:span text:style-name="Strong_20_Emphasis"><text:span text:style-name="T8">Отслеживание прогресса:</text:span></text:span><text:span text:style-name="T7"> Метрики кода позволяют отслеживать прогресс в улучшении качества кода со временем.</text:span></text:p>
        </text:list-item>
      </text:list>
      <text:p text:style-name="P2"><text:span text:style-name="Strong_20_Emphasis"><text:span text:style-name="T8">Практические аспекты исследования:</text:span></text:span></text:p>
      <text:list text:style-name="L20">
        <text:list-header>
          <text:p text:style-name="P43"><text:span text:style-name="Strong_20_Emphasis"><text:span text:style-name="T9">21.</text:span></text:span><text:span text:style-name="Strong_20_Emphasis"><text:span text:style-name="T8">Как составить стратегию для исследования программного кода?</text:span></text:span></text:p>
          <text:list>
            <text:list-item>
              <text:p text:style-name="P42"><text:span text:style-name="Strong_20_Emphasis"><text:span text:style-name="T8">Определение целей:</text:span></text:span><text:span text:style-name="T7"> Четко определить цели исследования (например, выявление уязвимостей безопасности, улучшение производительности, рефакторинг).</text:span></text:p>
            </text:list-item>
            <text:list-item>
              <text:p text:style-name="P42"><text:span text:style-name="Strong_20_Emphasis"><text:span text:style-name="T8">Выбор методов и инструментов:</text:span></text:span><text:span text:style-name="T7"> Выбрать подходящие методы и инструменты анализа кода в зависимости от целей исследования.</text:span></text:p>
            </text:list-item>
            <text:list-item>
              <text:p text:style-name="P43"><text:span text:style-name="Strong_20_Emphasis"><text:span text:style-name="T8">Определение объема:</text:span></text:span><text:span text:style-name="T7"> Определить объем кода, который будет исследован (например, отдельные модули, вся кодовая база).</text:span></text:p>
            </text:list-item>
          </text:list>
        </text:list-header>
      </text:list>
      <text:p text:style-name="P2"><text:span text:style-name="Strong_20_Emphasis"><text:span text:style-name="T9">22.</text:span></text:span><text:span text:style-name="Strong_20_Emphasis"><text:span text:style-name="T8">Какие метрики кода наиболее полезны при анализе его качества?</text:span></text:span></text:p>
      <text:list text:style-name="L21">
        <text:list-item>
          <text:p text:style-name="P44"><text:span text:style-name="Strong_20_Emphasis"><text:span text:style-name="T8">Цикломатическая сложность (Cyclomatic Complexity):</text:span></text:span><text:span text:style-name="T7"> Измеряет количество независимых путей выполнения в коде. Чем выше сложность, тем сложнее код для понимания и тестирования.</text:span></text:p>
        </text:list-item>
        <text:list-item>
          <text:p text:style-name="P44"><text:span text:style-name="Strong_20_Emphasis"><text:span text:style-name="T8">Длина строк (Line Length):</text:span></text:span><text:span text:style-name="T7"> Измеряет длину строк кода. Слишком длинные строки затрудняют чтение кода.</text:span></text:p>
        </text:list-item>
        <text:list-item>
          <text:p text:style-name="P44"><text:span text:style-name="Strong_20_Emphasis"><text:span text:style-name="T8">Количество комментариев (Comment Density):</text:span></text:span><text:span text:style-name="T7"> Измеряет отношение количества комментариев к количеству кода. Достаточное количество комментариев облегчает понимание кода.</text:span></text:p>
        </text:list-item>
        <text:list-item>
          <text:p text:style-name="P45"><text:span text:style-name="Strong_20_Emphasis"><text:span text:style-name="T8">Дублирование кода (Code Duplication):</text:span></text:span><text:span text:style-name="T7"> Измеряет количество повторяющихся участков кода. Дублирование кода затрудняет поддержку и внесение изменений.</text:span></text:p>
        </text:list-item>
      </text:list>
      <text:p text:style-name="P2"><text:span text:style-name="Strong_20_Emphasis"><text:span text:style-name="T9">23.</text:span></text:span><text:span text:style-name="Strong_20_Emphasis"><text:span text:style-name="T8">Как проводить анализ кода в условиях Agile-методологий?</text:span></text:span></text:p>
      <text:list text:style-name="L22">
        <text:list-item>
          <text:p text:style-name="P46"><text:soft-page-break/><text:span text:style-name="Strong_20_Emphasis"><text:span text:style-name="T8">Непрерывный анализ:</text:span></text:span><text:span text:style-name="T7"> Внедрение непрерывного анализа кода в процесс разработки.</text:span></text:p>
        </text:list-item>
        <text:list-item>
          <text:p text:style-name="P46"><text:span text:style-name="Strong_20_Emphasis"><text:span text:style-name="T8">Интеграция с CI/CD:</text:span></text:span><text:span text:style-name="T7"> Интеграция инструментов анализа кода в CI/CD pipeline для автоматического запуска анализа при каждом изменении кода.</text:span></text:p>
        </text:list-item>
        <text:list-item>
          <text:p text:style-name="P46"><text:span text:style-name="Strong_20_Emphasis"><text:span text:style-name="T8">Короткие итерации:</text:span></text:span><text:span text:style-name="T7"> Выполнение анализа кода небольшими итерациями, соответствующими спринтам.</text:span></text:p>
        </text:list-item>
        <text:list-item>
          <text:p text:style-name="P47"><text:span text:style-name="Strong_20_Emphasis"><text:span text:style-name="T8">Код-ревью:</text:span></text:span><text:span text:style-name="T7"> Регулярное проведение код-ревью с участием всех членов команды.</text:span></text:p>
        </text:list-item>
      </text:list>
      <text:p text:style-name="P2"><text:span text:style-name="Strong_20_Emphasis"><text:span text:style-name="T9">24.</text:span></text:span><text:span text:style-name="Strong_20_Emphasis"><text:span text:style-name="T8">Как учитывать пользовательский опыт (UX) в исследовании программного кода?</text:span></text:span></text:p>
      <text:list text:style-name="L23">
        <text:list-item>
          <text:p text:style-name="P48"><text:span text:style-name="Strong_20_Emphasis"><text:span text:style-name="T8">Анализ кода, влияющего на UX:</text:span></text:span><text:span text:style-name="T7"> Анализ кода, который непосредственно влияет на пользовательский интерфейс и взаимодействие пользователя с программой.</text:span></text:p>
        </text:list-item>
        <text:list-item>
          <text:p text:style-name="P48"><text:span text:style-name="Strong_20_Emphasis"><text:span text:style-name="T8">Оптимизация производительности:</text:span></text:span><text:span text:style-name="T7"> Оптимизация производительности кода, чтобы обеспечить быструю и отзывчивую работу интерфейса.</text:span></text:p>
        </text:list-item>
        <text:list-item>
          <text:p text:style-name="P49"><text:span text:style-name="Strong_20_Emphasis"><text:span text:style-name="T8">Проверка доступности:</text:span></text:span><text:span text:style-name="T7"> Проверка кода на соответствие стандартам доступности (WCAG), чтобы обеспечить удобство использования программы для людей с ограниченными возможностями.</text:span></text:p>
        </text:list-item>
      </text:list>
      <text:p text:style-name="P2"><text:span text:style-name="Strong_20_Emphasis"><text:span text:style-name="T9">25.</text:span></text:span><text:span text:style-name="Strong_20_Emphasis"><text:span text:style-name="T8">Какие навыки и знания необходимы для эффективного исследования программного кода?</text:span></text:span></text:p>
      <text:list text:style-name="L24">
        <text:list-item>
          <text:p text:style-name="P50"><text:span text:style-name="Strong_20_Emphasis"><text:span text:style-name="T8">Знание языков программирования:</text:span></text:span><text:span text:style-name="T7"> Хорошее знание языков программирования, на которых написан исследуемый код.</text:span></text:p>
        </text:list-item>
        <text:list-item>
          <text:p text:style-name="P50"><text:span text:style-name="Strong_20_Emphasis"><text:span text:style-name="T8">Понимание архитектуры:</text:span></text:span><text:span text:style-name="T7"> Понимание архитектуры программы и принципов ее работы.</text:span></text:p>
        </text:list-item>
        <text:list-item>
          <text:p text:style-name="P50"><text:span text:style-name="Strong_20_Emphasis"><text:span text:style-name="T8">Опыт работы с инструментами анализа кода:</text:span></text:span><text:span text:style-name="T7"> Опыт работы с различными инструментами анализа кода, такими как линтеры, статические анализаторы, отладчики, профилировщики и т.д.</text:span></text:p>
        </text:list-item>
        <text:list-item>
          <text:p text:style-name="P50"><text:span text:style-name="Strong_20_Emphasis"><text:span text:style-name="T8">Навыки отладки:</text:span></text:span><text:span text:style-name="T7"> Навыки отладки кода и выявления причин ошибок.</text:span></text:p>
        </text:list-item>
        <text:list-item>
          <text:p text:style-name="P51"><text:span text:style-name="Strong_20_Emphasis"><text:span text:style-name="T8">Навыки рефакторинга:</text:span></text:span><text:span text:style-name="T7"> Навыки рефакторинга кода и улучшения его структуры.</text:span></text:p>
        </text:list-item>
      </text:list>
      <text:p text:style-name="P2"><text:span text:style-name="Strong_20_Emphasis"><text:span text:style-name="T8">Примеры и кейсы:</text:span></text:span></text:p>
      <text:list text:style-name="L25">
        <text:list-header>
          <text:p text:style-name="P53"><text:span text:style-name="Strong_20_Emphasis"><text:span text:style-name="T9">26.</text:span></text:span><text:span text:style-name="Strong_20_Emphasis"><text:span text:style-name="T8">Какие примеры успешного анализа программного кода можно привести?</text:span></text:span></text:p>
          <text:list>
            <text:list-item>
              <text:p text:style-name="P52"><text:span text:style-name="Strong_20_Emphasis"><text:span text:style-name="T8">Обнаружение критической уязвимости в безопасности:</text:span></text:span><text:span text:style-name="T7"> Анализ кода веб-приложения выявил уязвимость SQL-инъекции, которая могла </text:span><text:soft-page-break/><text:span text:style-name="T7">позволить злоумышленнику получить доступ к базе данных. Уязвимость была устранена до того, как ей воспользовались злоумышленники.</text:span></text:p>
            </text:list-item>
            <text:list-item>
              <text:p text:style-name="P53"><text:span text:style-name="Strong_20_Emphasis"><text:span text:style-name="T8">Улучшение производительности:</text:span></text:span><text:span text:style-name="T7"> Анализ кода сервера базы данных выявил узкое место в алгоритме обработки запросов. Оптимизация алгоритма привела к значительному увеличению производительности сервера.</text:span></text:p>
            </text:list-item>
          </text:list>
        </text:list-header>
      </text:list>
      <text:p text:style-name="P2"><text:span text:style-name="Strong_20_Emphasis"><text:span text:style-name="T9">27.</text:span></text:span><text:span text:style-name="Strong_20_Emphasis"><text:span text:style-name="T8">Как анализ программного кода может повлиять на процесс разработки продукта?</text:span></text:span></text:p>
      <text:list text:style-name="L26">
        <text:list-item>
          <text:p text:style-name="P54"><text:span text:style-name="Strong_20_Emphasis"><text:span text:style-name="T8">Улучшение качества кода:</text:span></text:span><text:span text:style-name="T7"> Анализ кода помогает улучшить качество кода, выявить ошибки и уязвимости на ранних этапах разработки.</text:span></text:p>
        </text:list-item>
        <text:list-item>
          <text:p text:style-name="P54"><text:span text:style-name="Strong_20_Emphasis"><text:span text:style-name="T8">Снижение рисков:</text:span></text:span><text:span text:style-name="T7"> Анализ кода помогает снизить риски, связанные с безопасностью, производительностью и надежностью продукта.</text:span></text:p>
        </text:list-item>
        <text:list-item>
          <text:p text:style-name="P55"><text:span text:style-name="Strong_20_Emphasis"><text:span text:style-name="T8">Ускорение разработки:</text:span></text:span><text:span text:style-name="T7"> Анализ кода помогает ускорить разработку, выявляя и устраняя проблемы на ранних этапах.</text:span></text:p>
        </text:list-item>
      </text:list>
      <text:p text:style-name="P2"><text:span text:style-name="Strong_20_Emphasis"><text:span text:style-name="T9">28.</text:span></text:span><text:span text:style-name="Strong_20_Emphasis"><text:span text:style-name="T8">В каких случаях стоит применять метод анализа кода к унаследованному ПО?</text:span></text:span></text:p>
      <text:list text:style-name="L27">
        <text:list-item>
          <text:p text:style-name="P56"><text:span text:style-name="Strong_20_Emphasis"><text:span text:style-name="T8">Отсутствие документации:</text:span></text:span><text:span text:style-name="T7"> Если отсутствует документация на унаследованное ПО, анализ кода является единственным способом понять его структуру и принципы работы.</text:span></text:p>
        </text:list-item>
        <text:list-item>
          <text:p text:style-name="P56"><text:span text:style-name="Strong_20_Emphasis"><text:span text:style-name="T8">Высокий уровень сложности:</text:span></text:span><text:span text:style-name="T7"> Если унаследованное ПО имеет высокий уровень сложности, анализ кода помогает выявить проблемные места и упростить его структуру.</text:span></text:p>
        </text:list-item>
        <text:list-item>
          <text:p text:style-name="P57"><text:span text:style-name="Strong_20_Emphasis"><text:span text:style-name="T8">Необходимость внесения изменений:</text:span></text:span><text:span text:style-name="T7"> Если необходимо внести изменения в унаследованное ПО, анализ кода помогает понять, как эти изменения повлияют на работу системы.</text:span></text:p>
        </text:list-item>
      </text:list>
      <text:p text:style-name="P2"><text:span text:style-name="Strong_20_Emphasis"><text:span text:style-name="T9">29.</text:span></text:span><text:span text:style-name="Strong_20_Emphasis"><text:span text:style-name="T8">Как применение современных технологий, таких как машинное обучение, может улучшить анализ кода?</text:span></text:span></text:p>
      <text:list text:style-name="L28">
        <text:list-item>
          <text:p text:style-name="P58"><text:span text:style-name="Strong_20_Emphasis"><text:span text:style-name="T8">Автоматическое выявление аномалий:</text:span></text:span><text:span text:style-name="T7"> Машинное обучение позволяет автоматически выявлять аномалии в коде, которые могут указывать на ошибки или уязвимости безопасности.</text:span></text:p>
        </text:list-item>
        <text:list-item>
          <text:p text:style-name="P59"><text:span text:style-name="Strong_20_Emphasis"><text:span text:style-name="T8">Прогнозирование дефектов:</text:span></text:span><text:span text:style-name="T7"> Машинное обучение позволяет прогнозировать дефекты на основе анализа истории изменений кода, сложности кода и других факторов.</text:span></text:p>
        </text:list-item>
      </text:list>
      <text:p text:style-name="P2"><text:span text:style-name="Strong_20_Emphasis"><text:span text:style-name="T9">30.</text:span></text:span><text:span text:style-name="Strong_20_Emphasis"><text:span text:style-name="T8">Какие тенденции в исследовании программного кода наблюдаются на сегодняшний день?</text:span></text:span></text:p>
      <text:list text:style-name="L29">
        <text:list-item>
          <text:p text:style-name="P60"><text:soft-page-break/><text:span text:style-name="Strong_20_Emphasis"><text:span text:style-name="T8">Автоматизация:</text:span></text:span><text:span text:style-name="T7"> Все больше задач по анализу кода автоматизируется с помощью инструментов и технологий машинного обучения.</text:span></text:p>
        </text:list-item>
        <text:list-item>
          <text:p text:style-name="P60"><text:span text:style-name="Strong_20_Emphasis"><text:span text:style-name="T8">DevOps:</text:span></text:span><text:span text:style-name="T7"> Анализ кода интегрируется в процесс DevOps для обеспечения непрерывного контроля качества кода.</text:span></text:p>
        </text:list-item>
        <text:list-item>
          <text:p text:style-name="P60"><text:span text:style-name="Strong_20_Emphasis"><text:span text:style-name="T8">Безопасность:</text:span></text:span><text:span text:style-name="T7"> Все больше внимания уделяется анализу кода на наличие уязвимостей безопасности.</text:span></text:p>
        </text:list-item>
        <text:list-item>
          <text:p text:style-name="P61"><text:span text:style-name="Strong_20_Emphasis"><text:span text:style-name="T8">Облачные технологии:</text:span></text:span><text:span text:style-name="T7"> Все больше инструментов анализа кода переносятся в облако для обеспечения масштабируемости и доступности.</text:span></text:p>
        </text:list-item>
      </text:list>
      <text:p text:style-name="P6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44:17.341691770</meta:creation-date>
    <dc:date>2025-06-03T10:52:20.581900000</dc:date>
    <meta:editing-duration>PT8M3S</meta:editing-duration>
    <meta:editing-cycles>1</meta:editing-cycles>
    <meta:document-statistic meta:table-count="0" meta:image-count="0" meta:object-count="0" meta:page-count="10" meta:paragraph-count="159" meta:word-count="2059" meta:character-count="16510" meta:non-whitespace-character-count="14735"/>
    <meta:generator>LibreOffice/7.6.4.1$Linux_X86_64 LibreOffice_project/60$Build-1</meta:generator>
  </office:meta>
</office:document-meta>
</file>